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PSMT" svg:font-family="TimesNewRomanPSMT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JARFiles" style:family="table">
      <style:table-properties style:width="16.999cm" table:align="margins"/>
    </style:style>
    <style:style style:name="JARFiles.A" style:family="table-column">
      <style:table-column-properties style:column-width="4.073cm" style:rel-column-width="2309*"/>
    </style:style>
    <style:style style:name="JARFiles.B" style:family="table-column">
      <style:table-column-properties style:column-width="4.955cm" style:rel-column-width="2809*"/>
    </style:style>
    <style:style style:name="JARFiles.C" style:family="table-column">
      <style:table-column-properties style:column-width="7.969cm" style:rel-column-width="4518*"/>
    </style:style>
    <style:style style:name="JARFil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JARFiles.C1" style:family="table-cell">
      <style:table-cell-properties fo:padding="0.097cm" fo:border="0.002cm solid #000000"/>
    </style:style>
    <style:style style:name="JARFiles.A2" style:family="table-cell">
      <style:table-cell-properties fo:padding="0.097cm" fo:border-left="0.002cm solid #000000" fo:border-right="none" fo:border-top="none" fo:border-bottom="0.002cm solid #000000"/>
    </style:style>
    <style:style style:name="JARFil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užité knihovny</text:h>
      <text:p text:style-name="Text_20_body">Seznam použitých knihoven a technologií, které obsahují.</text:p>
      <table:table table:name="JARFiles" table:style-name="JARFiles">
        <table:table-column table:style-name="JARFiles.A"/>
        <table:table-column table:style-name="JARFiles.B"/>
        <table:table-column table:style-name="JARFiles.C"/>
        <table:table-header-rows>
          <table:table-row>
            <table:table-cell table:style-name="JARFiles.A1" office:value-type="string">
              <text:p text:style-name="Table_20_Heading">Technologie</text:p>
            </table:table-cell>
            <table:table-cell table:style-name="JARFiles.A1" office:value-type="string">
              <text:p text:style-name="Table_20_Heading">Soubory</text:p>
            </table:table-cell>
            <table:table-cell table:style-name="JARFiles.C1" office:value-type="string">
              <text:p text:style-name="Table_20_Heading">Popis</text:p>
            </table:table-cell>
          </table:table-row>
        </table:table-header-rows>
        <table:table-row>
          <table:table-cell table:style-name="JARFiles.A2" office:value-type="string">
            <text:p text:style-name="Table_20_Contents">Log4j</text:p>
          </table:table-cell>
          <table:table-cell table:style-name="JARFiles.A2" office:value-type="string">
            <text:p text:style-name="P1"><text:span text:style-name="T1">log4j-1.2.13.jar</text:span></text:p>
          </table:table-cell>
          <table:table-cell table:style-name="JARFiles.C2" office:value-type="string">
            <text:p text:style-name="P1"><text:span text:style-name="T1">Nástroj pro zaznamenávání logovacích výpisů.</text:span></text:p>
          </table:table-cell>
        </table:table-row>
        <table:table-row>
          <table:table-cell table:style-name="JARFiles.A2" office:value-type="string">
            <text:p text:style-name="P1"><text:span text:style-name="T1">jCalendar</text:span></text:p>
          </table:table-cell>
          <table:table-cell table:style-name="JARFiles.A2" office:value-type="string">
            <text:p text:style-name="P1"><text:span text:style-name="T1">jcalendar-1.3.1.jar</text:span></text:p>
          </table:table-cell>
          <table:table-cell table:style-name="JARFiles.C2" office:value-type="string">
            <text:p text:style-name="P1"><text:span text:style-name="T1">Knihovna pro výběr data z kalendáře.</text:span></text:p>
          </table:table-cell>
        </table:table-row>
        <table:table-row>
          <table:table-cell table:style-name="JARFiles.A2" office:value-type="string">
            <text:p text:style-name="P1"><text:span text:style-name="T1">JGoodies look &amp; feel</text:span></text:p>
          </table:table-cell>
          <table:table-cell table:style-name="JARFiles.A2" office:value-type="string">
            <text:p text:style-name="P1"><text:span text:style-name="T1">looks-2.0.2.jar</text:span></text:p>
          </table:table-cell>
          <table:table-cell table:style-name="JARFiles.C2" office:value-type="string">
            <text:p text:style-name="P1"><text:span text:style-name="T1">Knihovna obsahující vzhled uživatelského rozhraní v Javě.</text:span></text:p>
          </table:table-cell>
        </table:table-row>
        <table:table-row>
          <table:table-cell table:style-name="JARFiles.A2" office:value-type="string">
            <text:p text:style-name="P1"><text:span text:style-name="T1">Dom4j</text:span></text:p>
          </table:table-cell>
          <table:table-cell table:style-name="JARFiles.A2" office:value-type="string">
            <text:p text:style-name="P1"><text:span text:style-name="T1">dom4j-1.6.jar</text:span></text:p>
          </table:table-cell>
          <table:table-cell table:style-name="JARFiles.C2" office:value-type="string">
            <text:p text:style-name="P1"><text:span text:style-name="T1">Knihovna pro parsování a práci s XML daty.</text:span></text:p>
          </table:table-cell>
        </table:table-row>
        <table:table-row>
          <table:table-cell table:style-name="JARFiles.A2" office:value-type="string">
            <text:p text:style-name="P1"><text:span text:style-name="T1">Matisse</text:span></text:p>
          </table:table-cell>
          <table:table-cell table:style-name="JARFiles.A2" office:value-type="string">
            <text:p text:style-name="P1"><text:span text:style-name="T1">swing-layout-1.0.jar</text:span></text:p>
          </table:table-cell>
          <table:table-cell table:style-name="JARFiles.C2" office:value-type="string">
            <text:p text:style-name="P1"><text:span text:style-name="T1">Knihovna použitá pro návrh uživatelského prostředí.</text:span></text:p>
          </table:table-cell>
        </table:table-row>
        <table:table-row>
          <table:table-cell table:style-name="JARFiles.A2" office:value-type="string">
            <text:p text:style-name="P1"><text:span text:style-name="T1">Jasper reports</text:span></text:p>
          </table:table-cell>
          <table:table-cell table:style-name="JARFiles.A2" office:value-type="string">
            <text:p text:style-name="P1"><text:span text:style-name="T1">jasperreports-1.2.1.jar</text:span></text:p>
          </table:table-cell>
          <table:table-cell table:style-name="JARFiles.C2" office:value-type="string">
            <text:p text:style-name="P1"><text:span text:style-name="T1">Nástroj pro tvorbu, export a tisk reportů.</text:span></text:p>
          </table:table-cell>
        </table:table-row>
        <table:table-row>
          <table:table-cell table:style-name="JARFiles.A2" office:value-type="string">
            <text:p text:style-name="P1"><text:span text:style-name="T1">Apache Ant</text:span></text:p>
          </table:table-cell>
          <table:table-cell table:style-name="JARFiles.A2" office:value-type="string">
            <text:p text:style-name="P1"><text:span text:style-name="T1">antlr-2.7.5H3.jar</text:span></text:p>
          </table:table-cell>
          <table:table-cell table:style-name="JARFiles.C2" office:value-type="string">
            <text:p text:style-name="P1"><text:span text:style-name="T1">Nástroj pro sestavování a spouštění build-skriptů.</text:span></text:p>
          </table:table-cell>
        </table:table-row>
        <table:table-row>
          <table:table-cell table:style-name="JARFiles.A2" office:value-type="string">
            <text:p text:style-name="Table_20_Contents">Hibernate</text:p>
          </table:table-cell>
          <table:table-cell table:style-name="JARFiles.A2" office:value-type="string">
            <text:p text:style-name="P1"><text:span text:style-name="T1">hibernate3.jar</text:span></text:p>
          </table:table-cell>
          <table:table-cell table:style-name="JARFiles.C2" office:value-type="string">
            <text:p text:style-name="P1"><text:span text:style-name="T1">Systém pro objektově relační mapování.</text:span></text:p>
          </table:table-cell>
        </table:table-row>
        <table:table-row>
          <table:table-cell table:style-name="JARFiles.A2" office:value-type="string">
            <text:p text:style-name="P1"><text:span text:style-name="T1">Java Help</text:span></text:p>
          </table:table-cell>
          <table:table-cell table:style-name="JARFiles.A2" office:value-type="string">
            <text:p text:style-name="P1"><text:span text:style-name="T1">jh.jar</text:span></text:p>
          </table:table-cell>
          <table:table-cell table:style-name="JARFiles.C2" office:value-type="string">
            <text:p text:style-name="P1"><text:span text:style-name="T1">Systém pro tvorbu interaktivní nápovědy.</text:span></text:p>
          </table:table-cell>
        </table:table-row>
        <table:table-row>
          <table:table-cell table:style-name="JARFiles.A2" office:value-type="string">
            <text:p text:style-name="P1">JDBC Drivers</text:p>
          </table:table-cell>
          <table:table-cell table:style-name="JARFiles.A2" office:value-type="string">
            <text:p text:style-name="P2">mysql-connector-java-3.1.12-bin.jar</text:p>
            <text:p text:style-name="P2">postgresql-8.0-311.jdbc2.jar</text:p>
            <text:p text:style-name="P1"><text:span text:style-name="T1">jaybird-full-2.1.0.jar</text:span></text:p>
          </table:table-cell>
          <table:table-cell table:style-name="JARFiles.C2" office:value-type="string">
            <text:p text:style-name="P1"><text:span text:style-name="T1">JDBC ovladače pro MySQL, PostgreSQL a Firebird.</text:span></text:p>
          </table:table-cell>
        </table:table-row>
        <table:table-row>
          <table:table-cell table:style-name="JARFiles.A2" office:value-type="string">
            <text:p text:style-name="P1">Spin</text:p>
          </table:table-cell>
          <table:table-cell table:style-name="JARFiles.A2" office:value-type="string">
            <text:p text:style-name="P1"><text:span text:style-name="T1">spin.jar</text:span></text:p>
          </table:table-cell>
          <table:table-cell table:style-name="JARFiles.C2" office:value-type="string">
            <text:p text:style-name="P1"><text:span text:style-name="T1">Knihovna pro usnadňující vývoj "nezamrzajících" uživatelských rozhraní ve Swingu.</text:span></text:p>
          </table:table-cell>
        </table:table-row>
        <table:table-row>
          <table:table-cell table:style-name="JARFiles.A2" office:value-type="string">
            <text:p text:style-name="P1"/>
          </table:table-cell>
          <table:table-cell table:style-name="JARFiles.A2" office:value-type="string">
            <text:p text:style-name="Table_20_Contents"/>
          </table:table-cell>
          <table:table-cell table:style-name="JARFiles.C2" office:value-type="string">
            <text:p text:style-name="Table_20_Contents"/>
          </table:table-cell>
        </table:table-row>
        <table:table-row>
          <table:table-cell table:style-name="JARFiles.A2" office:value-type="string">
            <text:p text:style-name="P1"/>
          </table:table-cell>
          <table:table-cell table:style-name="JARFiles.A2" office:value-type="string">
            <text:p text:style-name="Table_20_Contents"/>
          </table:table-cell>
          <table:table-cell table:style-name="JARFiles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PSMT" svg:font-family="TimesNewRomanPSMT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Erik Kratochvíl</meta:initial-creator>
    <meta:creation-date>2006-09-09T11:20:38</meta:creation-date>
    <dc:creator>Erik Kratochvíl</dc:creator>
    <dc:date>2006-09-09T11:31:53</dc:date>
    <dc:language>cs-CZ</dc:language>
    <meta:editing-cycles>2</meta:editing-cycles>
    <meta:editing-duration>PT11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0" meta:word-count="141" meta:character-count="963"/>
  </office:meta>
</office:document-meta>
</file>